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6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</office:automatic-styles>
  <office:body>
    <office:spreadsheet>
      <table:table table:name="Create Item on Ground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Create Item on grou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bp = item category</text:p>
          </table:table-cell>
          <table:table-cell table:number-columns-repeated="1023"/>
        </table:table-row>
        <table:table-row table:style-name="ro1">
          <table:table-cell office:value-type="string">
            <text:p>Ebx = item id</text:p>
          </table:table-cell>
          <table:table-cell table:number-columns-repeated="1023"/>
        </table:table-row>
        <table:table-row table:style-name="ro1">
          <table:table-cell office:value-type="string">
            <text:p>Ecx = unknown</text:p>
          </table:table-cell>
          <table:table-cell table:number-columns-repeated="1023"/>
        </table:table-row>
        <table:table-row table:style-name="ro1">
          <table:table-cell office:value-type="string">
            <text:p>Edx = cou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enable]</text:p>
          </table:table-cell>
          <table:table-cell table:number-columns-repeated="1023"/>
        </table:table-row>
        <table:table-row table:style-name="ro1">
          <table:table-cell office:value-type="string">
            <text:p>alloc(MyCode,1024)</text:p>
          </table:table-cell>
          <table:table-cell table:number-columns-repeated="1023"/>
        </table:table-row>
        <table:table-row table:style-name="ro1">
          <table:table-cell office:value-type="string">
            <text:p>CreateThread(MyCod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yCod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v ebp, 40000000</text:p>
          </table:table-cell>
          <table:table-cell office:value-type="string">
            <text:p>Category goods</text:p>
          </table:table-cell>
          <table:table-cell table:number-columns-repeated="1022"/>
        </table:table-row>
        <table:table-row table:style-name="ro1">
          <table:table-cell office:value-type="string">
            <text:p>mov ebx, f0</text:p>
          </table:table-cell>
          <table:table-cell office:value-type="string">
            <text:p>Divine Blessing</text:p>
          </table:table-cell>
          <table:table-cell table:number-columns-repeated="1022"/>
        </table:table-row>
        <table:table-row table:style-name="ro1">
          <table:table-cell office:value-type="string">
            <text:p>mov ecx, ffffffff</text:p>
          </table:table-cell>
          <table:table-cell table:number-columns-repeated="1023"/>
        </table:table-row>
        <table:table-row table:style-name="ro1">
          <table:table-cell office:value-type="string">
            <text:p>mov edx, 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ov eax, [13786d0]</text:p>
          </table:table-cell>
          <table:table-cell office:value-type="string">
            <text:p>debug:</text:p>
          </table:table-cell>
          <table:table-cell office:value-type="string">
            <text:p>137c890</text:p>
          </table:table-cell>
          <table:table-cell office:value-type="string">
            <text:p>mov eax, [137c890]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lease:</text:p>
          </table:table-cell>
          <table:table-cell office:value-type="string">
            <text:p>13786d0</text:p>
          </table:table-cell>
          <table:table-cell office:value-type="string">
            <text:p>mov eax, [13786d0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v [eax+828],ebp</text:p>
          </table:table-cell>
          <table:table-cell table:number-columns-repeated="1023"/>
        </table:table-row>
        <table:table-row table:style-name="ro1">
          <table:table-cell office:value-type="string">
            <text:p>mov [eax+82c],ebx</text:p>
          </table:table-cell>
          <table:table-cell table:number-columns-repeated="1023"/>
        </table:table-row>
        <table:table-row table:style-name="ro1">
          <table:table-cell office:value-type="string">
            <text:p>mov [eax+830],ecx</text:p>
          </table:table-cell>
          <table:table-cell table:number-columns-repeated="1023"/>
        </table:table-row>
        <table:table-row table:style-name="ro1">
          <table:table-cell office:value-type="string">
            <text:p>mov [eax+834],edx</text:p>
          </table:table-cell>
          <table:table-cell table:number-columns-repeated="1023"/>
        </table:table-row>
        <table:table-row table:style-name="ro1">
          <table:table-cell office:value-type="string">
            <text:p>mov eax, [137d6bc]</text:p>
          </table:table-cell>
          <table:table-cell office:value-type="string">
            <text:p>debug:</text:p>
          </table:table-cell>
          <table:table-cell office:value-type="string">
            <text:p>138187c</text:p>
          </table:table-cell>
          <table:table-cell office:value-type="string">
            <text:p>mov eax, [138187c]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lease:</text:p>
          </table:table-cell>
          <table:table-cell office:value-type="string">
            <text:p>137d6bc</text:p>
          </table:table-cell>
          <table:table-cell office:value-type="string">
            <text:p>mov eax, [137d6bc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ush ea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ll dc8c60</text:p>
          </table:table-cell>
          <table:table-cell office:value-type="string">
            <text:p>debug:</text:p>
          </table:table-cell>
          <table:table-cell office:value-type="string">
            <text:p>dcb550</text:p>
          </table:table-cell>
          <table:table-cell office:value-type="string">
            <text:p>call dcb55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lease:</text:p>
          </table:table-cell>
          <table:table-cell office:value-type="string">
            <text:p>dc8c60</text:p>
          </table:table-cell>
          <table:table-cell office:value-type="string">
            <text:p>call dc8c60</text:p>
          </table:table-cell>
          <table:table-cell table:number-columns-repeated="1020"/>
        </table:table-row>
        <table:table-row table:style-name="ro1">
          <table:table-cell office:value-type="string">
            <text:p>re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disable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alloc(MyCode)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2/05/2016</text:date>, <text:time>00:0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5M39S</meta:editing-duration>
    <meta:editing-cycles>5</meta:editing-cycles>
    <meta:generator>OpenOffice/4.1.1$Win32 OpenOffice.org_project/411m6$Build-9775</meta:generator>
    <dc:date>2016-02-05T00:07:23.07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